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124913d4" officeooo:paragraph-rsid="124913d4"/>
    </style:style>
    <style:style style:name="P2" style:family="paragraph" style:parent-style-name="Text_20_body">
      <style:text-properties officeooo:rsid="124df0b3" officeooo:paragraph-rsid="124df0b3"/>
    </style:style>
    <style:style style:name="P3" style:family="paragraph" style:parent-style-name="Heading_20_2">
      <style:text-properties officeooo:rsid="12454905" officeooo:paragraph-rsid="12454905"/>
    </style:style>
    <style:style style:name="P4" style:family="paragraph" style:parent-style-name="Heading_20_2">
      <style:text-properties officeooo:rsid="122e3e7a" officeooo:paragraph-rsid="122d5823"/>
    </style:style>
    <style:style style:name="P5" style:family="paragraph" style:parent-style-name="Standard" style:list-style-name="L2">
      <style:text-properties fo:color="#4e5b61" loext:opacity="100%" style:font-name="Droid Sans Mono" fo:font-size="10.5pt" fo:font-weight="normal" officeooo:paragraph-rsid="12520ed6" fo:background-color="#ffffff"/>
    </style:style>
    <style:style style:name="P6" style:family="paragraph" style:parent-style-name="Standard">
      <style:text-properties fo:color="#4e5b61" loext:opacity="100%" style:font-name="Droid Sans Mono" fo:font-size="10.5pt" fo:font-weight="normal" officeooo:paragraph-rsid="12520ed6" fo:background-color="#ffffff"/>
    </style:style>
    <style:style style:name="P7" style:family="paragraph" style:parent-style-name="Standard">
      <style:text-properties fo:color="#4e5b61" loext:opacity="100%" style:font-name="Droid Sans Mono" fo:font-size="10.5pt" fo:font-weight="normal" officeooo:rsid="12528350" officeooo:paragraph-rsid="12520ed6" fo:background-color="#ffffff"/>
    </style:style>
    <style:style style:name="P8" style:family="paragraph" style:parent-style-name="Standard" style:list-style-name="L2">
      <style:paragraph-properties style:line-height-at-least="0.503cm"/>
    </style:style>
    <style:style style:name="P9" style:family="paragraph" style:parent-style-name="Text_20_body" style:list-style-name="L2">
      <style:text-properties officeooo:rsid="12520ed6" officeooo:paragraph-rsid="12520ed6"/>
    </style:style>
    <style:style style:name="P10" style:family="paragraph" style:parent-style-name="Text_20_body" style:list-style-name="L2">
      <style:text-properties officeooo:paragraph-rsid="12520ed6"/>
    </style:style>
    <style:style style:name="P11" style:family="paragraph" style:parent-style-name="Text_20_body">
      <style:text-properties officeooo:rsid="12528350" officeooo:paragraph-rsid="12528350"/>
    </style:style>
    <style:style style:name="P12" style:family="paragraph" style:parent-style-name="Text_20_body">
      <style:text-properties officeooo:rsid="12548b45" officeooo:paragraph-rsid="12548b45"/>
    </style:style>
    <style:style style:name="P13" style:family="paragraph" style:parent-style-name="Text_20_body" style:list-style-name="L3">
      <style:text-properties officeooo:rsid="12548b45" officeooo:paragraph-rsid="12548b45"/>
    </style:style>
    <style:style style:name="P14" style:family="paragraph" style:parent-style-name="Text_20_body" style:list-style-name="L4">
      <style:text-properties officeooo:rsid="12548b45" officeooo:paragraph-rsid="12548b45"/>
    </style:style>
    <style:style style:name="P15" style:family="paragraph" style:parent-style-name="Text_20_body">
      <style:text-properties officeooo:rsid="12552e4f" officeooo:paragraph-rsid="12552e4f"/>
    </style:style>
    <style:style style:name="P16" style:family="paragraph" style:parent-style-name="Text_20_body" style:list-style-name="L5">
      <style:text-properties officeooo:rsid="12552e4f" officeooo:paragraph-rsid="12552e4f"/>
    </style:style>
    <style:style style:name="T1" style:family="text">
      <style:text-properties officeooo:rsid="12520ed6"/>
    </style:style>
    <style:style style:name="T2" style:family="text">
      <style:text-properties fo:color="#728e00" loext:opacity="100%"/>
    </style:style>
    <style:style style:name="T3" style:family="text">
      <style:text-properties fo:color="#728e00" loext:opacity="100%" style:font-name="Droid Sans Mono" fo:font-size="10.5pt" fo:font-weight="normal" fo:background-color="#ffffff" loext:char-shading-value="0"/>
    </style:style>
    <style:style style:name="T4" style:family="text">
      <style:text-properties fo:color="#4e5b61" loext:opacity="100%" style:font-name="Droid Sans Mono" fo:font-size="10.5pt" fo:font-weight="normal" fo:background-color="#ffffff" loext:char-shading-value="0"/>
    </style:style>
    <style:style style:name="T5" style:family="text">
      <style:text-properties fo:color="#d35400" loext:opacity="100%"/>
    </style:style>
    <style:style style:name="T6" style:family="text">
      <style:text-properties fo:color="#d35400" loext:opacity="100%" style:font-name="Droid Sans Mono" fo:font-size="10.5pt" fo:font-weight="normal" fo:background-color="#ffffff" loext:char-shading-value="0"/>
    </style:style>
    <style:style style:name="T7" style:family="text">
      <style:text-properties fo:color="#005c5f" loext:opacity="100%"/>
    </style:style>
    <style:style style:name="T8" style:family="text">
      <style:text-properties fo:color="#005c5f" loext:opacity="100%" style:font-name="Droid Sans Mono" fo:font-size="10.5pt" fo:font-weight="normal" fo:background-color="#ffffff" loext:char-shading-value="0"/>
    </style:style>
    <style:style style:name="T9" style:family="text">
      <style:text-properties officeooo:rsid="1252835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 text:is-list-header="true"><text:span text:style-name="T1">Questions</text:span> on Robot project</text:h>
      <text:p text:style-name="P2"/>
      <text:p text:style-name="P1">0000000000000000000000000000000000000000000000000000000000000000000</text:p>
      <text:list xml:id="list158680746" text:style-name="L2">
        <text:list-item>
          <text:p text:style-name="P10"><text:span text:style-name="T9">Q: </text:span><text:span text:style-name="T1">why, in wrtitepos.ino do we ha</text:span><text:span text:style-name="T9">ve </text:span></text:p>
          <text:list>
            <text:list-item>
              <text:p text:style-name="P5"><text:span text:style-name="T2">#define</text:span> <text:span text:style-name="T5">S_RXD</text:span> <text:span text:style-name="T7">18</text:span></text:p>
            </text:list-item>
            <text:list-item>
              <text:p text:style-name="P8"><text:span text:style-name="T3">#define</text:span><text:span text:style-name="T4"> </text:span><text:span text:style-name="T6">S_TXD</text:span><text:span text:style-name="T4"> </text:span><text:span text:style-name="T8">19</text:span></text:p>
            </text:list-item>
          </text:list>
        </text:list-item>
      </text:list>
      <text:p text:style-name="P11">considering that the arm has only 5-6 motors</text:p>
      <text:p text:style-name="P11">000000000000000000000000000000000000000000000000000000000000000000000</text:p>
      <text:list xml:id="list3319102231" text:style-name="L4">
        <text:list-item>
          <text:p text:style-name="P14">Q: why in this codepiece in [1] do we need 2 communication channels and what is the meaning of the params in Serial1.begin()</text:p>
        </text:list-item>
      </text:list>
      <text:p text:style-name="P12"><text:span text:style-name="T1">wrtitepos.ino</text:span></text:p>
      <text:p text:style-name="P15">00000000000000000000000000000000000000000000000000000000000000000000000</text:p>
      <text:list xml:id="list1987791567" text:style-name="L5">
        <text:list-item>
          <text:p text:style-name="P16">Q: how to delete program from Arduino board</text:p>
        </text:list-item>
      </text:list>
      <text:p text:style-name="P15">00000000000000000000000000000000000000000000000000000000000000000000</text:p>
      <text:p text:style-name="P11"/>
      <text:p text:style-name="P11"/>
      <text:h text:style-name="Heading_20_3" text:outline-level="3">Reference</text:h>
      <text:list xml:id="list2314227292" text:style-name="L3">
        <text:list-item>
          <text:p text:style-name="P13">[1] <text:s/><text:span text:style-name="T1">wrtitepos.ino</text:span></text:p>
        </text:list-item>
      </text:list>
      <text:p text:style-name="P7"/>
      <text:p text:style-name="P6"/>
      <text:list xml:id="list105234971495095" text:continue-list="list158680746" text:style-name="L2">
        <text:list-item>
          <text:list>
            <text:list-header>
              <text:p text:style-name="P9"/>
            </text:list-header>
          </text:list>
          <text:p text:style-name="P9"/>
        </text:list-item>
      </text:list>
      <text:h text:style-name="P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0.72cm" style:writing-mode="lr-tb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8DT2H10M45S</meta:editing-duration>
    <meta:editing-cycles>98</meta:editing-cycles>
    <meta:generator>LibreOffice/7.3.7.2$Linux_X86_64 LibreOffice_project/30$Build-2</meta:generator>
    <meta:creation-date>2023-04-10T12:26:48.464431288</meta:creation-date>
    <dc:date>2024-02-22T10:52:33.939253335</dc:date>
    <meta:print-date>2023-09-15T11:52:18.640581729</meta:print-date>
    <meta:document-statistic meta:table-count="0" meta:image-count="0" meta:object-count="0" meta:page-count="1" meta:paragraph-count="16" meta:word-count="72" meta:character-count="628" meta:non-whitespace-character-count="576"/>
  </office:meta>
</office:document-meta>
</file>